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6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en de estructuras algebraicas</text:p>
      <text:p text:style-name="P1"/>
      <text:p text:style-name="P3">Grupo – Es un conjunto <text:span text:style-name="T1">cerrado</text:span> respecto de una operación <text:span text:style-name="T2">asociativa</text:span> con <text:span text:style-name="T2">cero</text:span> e <text:span text:style-name="T2">inverso</text:span>. Es decir: </text:p>
      <text:p text:style-name="P4">a) si a ∈ G ^ b ∈ G -&gt; a (+) b ∈ G </text:p>
      <text:p text:style-name="P4">b) (a (+) b) (+) c = a (+) (b (+) c) </text:p>
      <text:p text:style-name="P4">c) Existe un e ∈ G tal que para todo a ∈ G es a (+) e = e (+) a = a </text:p>
      <text:p text:style-name="P4">d) Dado a ∈ G existe un a' ∈ G tal que a (+) a' = e </text:p>
      <text:p text:style-name="P5">Un grupo se llama conmutativo o abeliano si, además de cumplir las reglas indicadas, la operación (+) es <text:span text:style-name="T2">conmutativa</text:span>. Es decir: a (+) b = b (+) a </text:p>
      <text:p text:style-name="P4"/>
      <text:p text:style-name="P3">Anillo – Es un grupo cerrado respecto de 2 operaciones (+) y (x) que es un grupo abeliano respecto de (+) y tal que la (x) es asociativa y distributiva respecto de (+). Es decir, si a, b, c pertenecen a A, el conjunto del Anillo. </text:p>
      <text:p text:style-name="P4">a) a (+) b ∈ A; (a (+) b) (+) c = a (+) (b (+) c); </text:p>
      <text:p text:style-name="P4">existe e | a (+) e = e (+) a = a; existe a´| a (+) a´= e; a (+) b = b (+) a; </text:p>
      <text:p text:style-name="P4">b) a (*) b ∈ A; (a (*) b) (*) c = a (*) (b (*) c); </text:p>
      <text:p text:style-name="P4">c) (a (+) b) (*) c = (a (*) c) (+) (b (*) c); a (*) (b (+) c) = (a (*) b) (+) (a (*) c); </text:p>
      <text:p text:style-name="P4"><text:line-break/>El anillo se llama <text:span text:style-name="T2">con unidad</text:span> si existe un elemento u tal que: a (x) u = u (x) a = a para todo a ∈ A </text:p>
      <text:p text:style-name="P4">El anillo es conmutativo si a (x) b = b (x) a. </text:p>
      <text:p text:style-name="P4"/>
      <text:p text:style-name="P5">Dominio de integridad, D, Es un anillo de conmutación con unidad en el cual si a,b,c pertenecen a D entonces c (x) a = c (x) b -&gt; a = b (multiplicación).</text:p>
      <text:p text:style-name="P5"/>
      <text:p text:style-name="P1">Cuerpo, K</text:p>
      <text:p text:style-name="P5">Es un dominio de integridad tal que todo elemento menos el neutro tiene un inverso multiplicativo. Es decir para todo a ∈ K y a diferente de e existe a' tal que a (x) a' = u </text:p>
      <text:p text:style-name="P5">Algebra de Boole Es un conjunto con dos operaciones idempotentes, conmutativas, asociativas respectivamente distributivas, entre cuyos términos tienen una relación de inclusión reflexiva, antisemétrica y transitiva (=) consistente con las operaciones, con dos cotas universales y una operación de complementación involutiva que sigue la ley dual (de De Morgan) </text:p>
      <text:p text:style-name="P5"/>
      <text:p text:style-name="P1">No hay ningún entero entre 0 y 1. </text:p>
      <text:p text:style-name="P4">Demostración: </text:p>
      <text:p text:style-name="P4">Sea 0 &lt; c &lt; 1 </text:p>
      <text:p text:style-name="P4">Sea C = {todos los c tales que 0 &lt; c &lt; 1} </text:p>
      <text:p text:style-name="P4">Sea m el menor de los c (axioma 14) </text:p>
      <text:p text:style-name="P4">Se tiene que 0 &lt; m &lt; 1 y por tanto: <text:s/></text:p>
      <text:p text:style-name="P5">m 0 &lt; m . m &lt; ______ . <text:s/>Sin embargo, <text:s/>m^2 es un entero mayor que cero pero menor que ______. <text:s/>Luego es menor que 1. Luego m no es el menor de los c. </text:p>
      <text:p text:style-name="P5">Este teorema permite ver el siguiente que es la base del principio de inducción. </text:p>
      <text:p text:style-name="P5">Si un conjunto C de enteros positivos contiene al 1 y siempre que contenga al n contiene también al n + 1, entonces contiene a los enteros posi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s" fo:country="VE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4-12T13:34:20</meta:creation-date>
    <dc:creator>Jacinto Davila</dc:creator>
    <dc:date>2010-04-12T14:51:12</dc:date>
    <meta:print-date>2010-04-12T13:43:29</meta:print-date>
    <dc:language>es-VE</dc:language>
    <meta:editing-cycles>9</meta:editing-cycles>
    <meta:editing-duration>PT22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447" meta:character-count="2370"/>
  </office:meta>
</office:document-meta>
</file>